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3.598cm"/>
    </style:style>
    <style:style style:name="Tabelle2.B" style:family="table-column">
      <style:table-column-properties style:column-width="13.414cm"/>
    </style:style>
    <style:style style:name="Tabel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6e6e6"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table:align="left"/>
    </style:style>
    <style:style style:name="Tabelle1.A" style:family="table-column">
      <style:table-column-properties style:column-width="3.175cm"/>
    </style:style>
    <style:style style:name="Tabelle1.B" style:family="table-column">
      <style:table-column-properties style:column-width="3.493cm"/>
    </style:style>
    <style:style style:name="Tabelle1.C" style:family="table-column">
      <style:table-column-properties style:column-width="10.345cm"/>
    </style:style>
    <style:style style:name="Tabel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e6e6e6"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7.726cm"/>
    </style:style>
    <style:style style:name="Tabelle3.B" style:family="table-column">
      <style:table-column-properties style:column-width="3.607cm"/>
    </style:style>
    <style:style style:name="Tabelle3.C" style:family="table-column">
      <style:table-column-properties style:column-width="5.68cm"/>
    </style:style>
    <style:style style:name="Tabelle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e6e6e6"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7.726cm"/>
    </style:style>
    <style:style style:name="Tabelle4.B" style:family="table-column">
      <style:table-column-properties style:column-width="3.607cm"/>
    </style:style>
    <style:style style:name="Tabelle4.C" style:family="table-column">
      <style:table-column-properties style:column-width="5.68cm"/>
    </style:style>
    <style:style style:name="Tabel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6e6e6"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0.05pt solid #000000" fo:border-top="none" fo:border-bottom="0.05pt solid #000000"/>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none" fo:border-top="none" fo:border-bottom="0.05pt solid #000000"/>
    </style:style>
    <style:style style:name="Tabelle4.C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none" fo:border-top="none" fo:border-bottom="0.05pt solid #000000"/>
    </style:style>
    <style:style style:name="Tabelle4.C18" style:family="table-cell">
      <style:table-cell-properties fo:padding="0.097cm" fo:border-left="0.05pt solid #000000" fo:border-right="0.05pt solid #000000" fo:border-top="none" fo:border-bottom="0.05pt solid #000000"/>
    </style:style>
    <style:style style:name="Tabelle4.A19" style:family="table-cell">
      <style:table-cell-properties fo:padding="0.097cm" fo:border-left="0.05pt solid #000000" fo:border-right="none" fo:border-top="none" fo:border-bottom="0.05pt solid #000000"/>
    </style:style>
    <style:style style:name="Tabelle4.B19" style:family="table-cell">
      <style:table-cell-properties fo:padding="0.097cm" fo:border-left="0.05pt solid #000000" fo:border-right="none" fo:border-top="none" fo:border-bottom="0.05pt solid #000000"/>
    </style:style>
    <style:style style:name="Tabelle4.C19" style:family="table-cell">
      <style:table-cell-properties fo:padding="0.097cm" fo:border-left="0.05pt solid #000000" fo:border-right="0.05pt solid #000000" fo:border-top="none" fo:border-bottom="0.05pt solid #000000"/>
    </style:style>
    <style:style style:name="Tabelle4.A20" style:family="table-cell">
      <style:table-cell-properties fo:padding="0.097cm" fo:border-left="0.05pt solid #000000" fo:border-right="none" fo:border-top="none" fo:border-bottom="0.05pt solid #000000"/>
    </style:style>
    <style:style style:name="Tabelle4.B20" style:family="table-cell">
      <style:table-cell-properties fo:padding="0.097cm" fo:border-left="0.05pt solid #000000" fo:border-right="none" fo:border-top="none" fo:border-bottom="0.05pt solid #000000"/>
    </style:style>
    <style:style style:name="Tabelle4.C20" style:family="table-cell">
      <style:table-cell-properties fo:padding="0.097cm" fo:border-left="0.05pt solid #000000" fo:border-right="0.05pt solid #000000" fo:border-top="none" fo:border-bottom="0.05pt solid #000000"/>
    </style:style>
    <style:style style:name="Tabelle4.A21" style:family="table-cell">
      <style:table-cell-properties fo:padding="0.097cm" fo:border-left="0.05pt solid #000000" fo:border-right="none" fo:border-top="none" fo:border-bottom="0.05pt solid #000000"/>
    </style:style>
    <style:style style:name="Tabelle4.B21" style:family="table-cell">
      <style:table-cell-properties fo:padding="0.097cm" fo:border-left="0.05pt solid #000000" fo:border-right="none" fo:border-top="none" fo:border-bottom="0.05pt solid #000000"/>
    </style:style>
    <style:style style:name="Tabelle4.C21" style:family="table-cell">
      <style:table-cell-properties fo:padding="0.097cm" fo:border-left="0.05pt solid #000000" fo:border-right="0.05pt solid #000000" fo:border-top="none" fo:border-bottom="0.05pt solid #000000"/>
    </style:style>
    <style:style style:name="Tabelle4.A22" style:family="table-cell">
      <style:table-cell-properties fo:padding="0.097cm" fo:border-left="0.05pt solid #000000" fo:border-right="none" fo:border-top="none" fo:border-bottom="0.05pt solid #000000"/>
    </style:style>
    <style:style style:name="Tabelle4.B22" style:family="table-cell">
      <style:table-cell-properties fo:padding="0.097cm" fo:border-left="0.05pt solid #000000" fo:border-right="none" fo:border-top="none" fo:border-bottom="0.05pt solid #000000"/>
    </style:style>
    <style:style style:name="Tabelle4.C22" style:family="table-cell">
      <style:table-cell-properties fo:padding="0.097cm" fo:border-left="0.05pt solid #000000" fo:border-right="0.05pt solid #000000" fo:border-top="none" fo:border-bottom="0.05pt solid #000000"/>
    </style:style>
    <style:style style:name="Tabelle4.A23" style:family="table-cell">
      <style:table-cell-properties fo:padding="0.097cm" fo:border-left="0.05pt solid #000000" fo:border-right="none" fo:border-top="none" fo:border-bottom="0.05pt solid #000000"/>
    </style:style>
    <style:style style:name="Tabelle4.B23" style:family="table-cell">
      <style:table-cell-properties fo:padding="0.097cm" fo:border-left="0.05pt solid #000000" fo:border-right="none" fo:border-top="none" fo:border-bottom="0.05pt solid #000000"/>
    </style:style>
    <style:style style:name="Tabelle4.C23" style:family="table-cell">
      <style:table-cell-properties fo:padding="0.097cm" fo:border-left="0.05pt solid #000000" fo:border-right="0.05pt solid #000000" fo:border-top="none" fo:border-bottom="0.05pt solid #000000"/>
    </style:style>
    <style:style style:name="Tabelle4.A24" style:family="table-cell">
      <style:table-cell-properties fo:padding="0.097cm" fo:border-left="0.05pt solid #000000" fo:border-right="none" fo:border-top="none" fo:border-bottom="0.05pt solid #000000"/>
    </style:style>
    <style:style style:name="Tabelle4.B24" style:family="table-cell">
      <style:table-cell-properties fo:padding="0.097cm" fo:border-left="0.05pt solid #000000" fo:border-right="none" fo:border-top="none" fo:border-bottom="0.05pt solid #000000"/>
    </style:style>
    <style:style style:name="Tabelle4.C24" style:family="table-cell">
      <style:table-cell-properties fo:padding="0.097cm" fo:border-left="0.05pt solid #000000" fo:border-right="0.05pt solid #000000" fo:border-top="none" fo:border-bottom="0.05pt solid #000000"/>
    </style:style>
    <style:style style:name="Tabelle4.A25" style:family="table-cell">
      <style:table-cell-properties fo:padding="0.097cm" fo:border-left="0.05pt solid #000000" fo:border-right="none" fo:border-top="none" fo:border-bottom="0.05pt solid #000000"/>
    </style:style>
    <style:style style:name="Tabelle4.B25" style:family="table-cell">
      <style:table-cell-properties fo:padding="0.097cm" fo:border-left="0.05pt solid #000000" fo:border-right="none" fo:border-top="none" fo:border-bottom="0.05pt solid #000000"/>
    </style:style>
    <style:style style:name="Tabelle4.C25" style:family="table-cell">
      <style:table-cell-properties fo:padding="0.097cm" fo:border-left="0.05pt solid #000000" fo:border-right="0.05pt solid #000000" fo:border-top="none" fo:border-bottom="0.05pt solid #000000"/>
    </style:style>
    <style:style style:name="Tabelle4.A26" style:family="table-cell">
      <style:table-cell-properties fo:padding="0.097cm" fo:border-left="0.05pt solid #000000" fo:border-right="none" fo:border-top="none" fo:border-bottom="0.05pt solid #000000"/>
    </style:style>
    <style:style style:name="Tabelle4.B26" style:family="table-cell">
      <style:table-cell-properties fo:padding="0.097cm" fo:border-left="0.05pt solid #000000" fo:border-right="none" fo:border-top="none" fo:border-bottom="0.05pt solid #000000"/>
    </style:style>
    <style:style style:name="Tabelle4.C26" style:family="table-cell">
      <style:table-cell-properties fo:padding="0.097cm" fo:border-left="0.05pt solid #000000" fo:border-right="0.05pt solid #000000" fo:border-top="none" fo:border-bottom="0.05pt solid #000000"/>
    </style:style>
    <style:style style:name="Tabelle4.A27" style:family="table-cell">
      <style:table-cell-properties fo:padding="0.097cm" fo:border-left="0.05pt solid #000000" fo:border-right="none" fo:border-top="none" fo:border-bottom="0.05pt solid #000000"/>
    </style:style>
    <style:style style:name="Tabelle4.B27" style:family="table-cell">
      <style:table-cell-properties fo:padding="0.097cm" fo:border-left="0.05pt solid #000000" fo:border-right="none" fo:border-top="none" fo:border-bottom="0.05pt solid #000000"/>
    </style:style>
    <style:style style:name="Tabelle4.C2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Arial1" fo:font-size="12pt" style:font-size-asian="12pt" style:font-size-complex="12pt"/>
    </style:style>
    <style:style style:name="P6" style:family="paragraph" style:parent-style-name="Standard">
      <style:paragraph-properties fo:text-align="start" style:justify-single-word="false"/>
      <style:text-properties style:font-name="Arial1" fo:font-size="12pt" fo:language="de" fo:country="CH" style:font-size-asian="12pt" style:font-size-complex="12pt"/>
    </style:style>
    <style:style style:name="P7" style:family="paragraph" style:parent-style-name="Table_20_Contents">
      <style:paragraph-properties style:snap-to-layout-grid="false"/>
      <style:text-properties style:font-name="Arial1" fo:font-size="11pt" style:font-size-asian="11pt" style:font-name-complex="Arial1" style:font-size-complex="11pt"/>
    </style:style>
    <style:style style:name="P8"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asian="Arial1"/>
    </style:style>
    <style:style style:name="T3" style:family="text">
      <style:text-properties fo:font-weight="normal" style:font-weight-asian="normal" style:font-weight-complex="normal"/>
    </style:style>
    <style:style style:name="T4" style:family="text">
      <style:text-properties fo:language="de" fo:country="CH"/>
    </style:style>
    <style:style style:name="T5" style:family="text">
      <style:text-properties style:font-name="Arial1" fo:font-size="12pt" fo:language="de" fo:country="CH"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tatusbericht II</text:h>
      <text:p text:style-name="P3">(Mashup-Plattform)</text:p>
      <text:h text:style-name="Heading_20_2" text:outline-level="2">1. Gesamtstatus</text:h>
      <text:p text:style-name="Text_20_body">Das Team implementierte den Prototypen gemäss den Vorgaben. Die aus der Analyse des Prototypen gewonnenen Erkenntnisse flossen in das Kernsystem ein.<text:line-break/>Zu den wichtigsten Erweiterungen des Kernsystems gehörten:</text:p>
      <table:table table:name="Tabelle2" table:style-name="Tabelle2">
        <table:table-column table:style-name="Tabelle2.A"/>
        <table:table-column table:style-name="Tabelle2.B"/>
        <table:table-row>
          <table:table-cell table:style-name="Tabelle2.A1" office:value-type="string">
            <text:p text:style-name="Table_20_Contents">Bezeichung</text:p>
          </table:table-cell>
          <table:table-cell table:style-name="Tabelle2.B1" office:value-type="string">
            <text:p text:style-name="Table_20_Contents">Details</text:p>
          </table:table-cell>
        </table:table-row>
        <table:table-row>
          <table:table-cell table:style-name="Tabelle2.A2" office:value-type="string">
            <text:p text:style-name="Table_20_Contents">Cache-System</text:p>
          </table:table-cell>
          <table:table-cell table:style-name="Tabelle2.B2" office:value-type="string">
            <text:p text:style-name="Table_20_Contents">Durch das Zwischenspeichern der Daten konnten die Zugriffe auf die Fremddatenquellen reduziert und gesteuert werden. Auf diese Weise wurde auch die CPU des Rechners entlastet.</text:p>
            <text:p text:style-name="Table_20_Contents">Der Cache berücksichtigte ausserdem die Beschaffenheit der Daten.</text:p>
            <text:p text:style-name="Table_20_Contents">Im Gegensatz zu aktuellen Nachrichten, müssen beispielsweise historische Fakten nur sehr selten erneuert werden.</text:p>
          </table:table-cell>
        </table:table-row>
        <table:table-row>
          <table:table-cell table:style-name="Tabelle2.A3" office:value-type="string">
            <text:p text:style-name="Table_20_Contents">Logging-System</text:p>
          </table:table-cell>
          <table:table-cell table:style-name="Tabelle2.B3" office:value-type="string">
            <text:p text:style-name="Table_20_Contents">Um die Qualität bei ansteigender Komplexität des Systems zu sichern, wurde ein zentralisiertes Protokollieren aller wichtigen Prozessschritte eingeführt.</text:p>
          </table:table-cell>
        </table:table-row>
      </table:table>
      <text:p text:style-name="Text_20_body"/>
      <text:p text:style-name="Text_20_body">Nach der Fertigstellung des Kernsystems wurde die bisherige Zusammenarbeit im Team ausgewertet. Es zeigte sich, dass die einzelnen Mitglieder sich besonders für bestimmte Bereiche der Mashup-Plattform interessierten. Unter Berücksichtigung dieser Tatsache konnten die Verantwortlichkeiten für die zukünftigen Komponenten des Systems den einzelnen Mitgliedern zugewiesen werde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Komponente</text:p>
          </table:table-cell>
          <table:table-cell table:style-name="Tabelle1.A1" office:value-type="string">
            <text:p text:style-name="Table_20_Contents">verantwortlich</text:p>
          </table:table-cell>
          <table:table-cell table:style-name="Tabelle1.C1" office:value-type="string">
            <text:p text:style-name="Table_20_Contents">Details</text:p>
          </table:table-cell>
        </table:table-row>
        <table:table-row>
          <table:table-cell table:style-name="Tabelle1.A2" office:value-type="string">
            <text:p text:style-name="Table_20_Contents">Datenbank-System</text:p>
          </table:table-cell>
          <table:table-cell table:style-name="Tabelle1.B2" office:value-type="string">
            <text:p text:style-name="Table_20_Contents">Alexander Matt</text:p>
          </table:table-cell>
          <table:table-cell table:style-name="Tabelle1.C2" office:value-type="string">
            <text:p text:style-name="Table_20_Contents">- Evaluierung und Auswahl der Datenbanktechnologie</text:p>
            <text:p text:style-name="Table_20_Contents">- Administration der Datenbank</text:p>
            <text:p text:style-name="Table_20_Contents">- Bereitstellung der Datenbank-Anbindungen</text:p>
            <text:p text:style-name="Table_20_Contents">- Implementierung des Caches</text:p>
          </table:table-cell>
        </table:table-row>
        <table:table-row>
          <table:table-cell table:style-name="Tabelle1.A3" office:value-type="string">
            <text:p text:style-name="Table_20_Contents">Front-End</text:p>
          </table:table-cell>
          <table:table-cell table:style-name="Tabelle1.B3" office:value-type="string">
            <text:p text:style-name="Table_20_Contents">Jo<text:span text:style-name="T5">ë</text:span>l Poyet</text:p>
          </table:table-cell>
          <table:table-cell table:style-name="Tabelle1.C3" office:value-type="string">
            <text:p text:style-name="Table_20_Contents">- Administration des Webservers</text:p>
            <text:p text:style-name="Table_20_Contents">- Implementierung der Template-Engine</text:p>
            <text:p text:style-name="Table_20_Contents">- GUI-Programmierung (Anzeige und Navigation der Mashups)</text:p>
          </table:table-cell>
        </table:table-row>
        <table:table-row>
          <table:table-cell table:style-name="Tabelle1.A4" office:value-type="string">
            <text:p text:style-name="Table_20_Contents">Benutzer-verwaltung</text:p>
          </table:table-cell>
          <table:table-cell table:style-name="Tabelle1.B4" office:value-type="string">
            <text:p text:style-name="Table_20_Contents">Jan Wild</text:p>
          </table:table-cell>
          <table:table-cell table:style-name="Tabelle1.C4" office:value-type="string">
            <text:p text:style-name="Table_20_Contents">- (webbasierte) Authentifizierung</text:p>
            <text:p text:style-name="Table_20_Contents">- Rechte- und Rollenverwaltung</text:p>
            <text:p text:style-name="Table_20_Contents">- Deployment von Mashups</text:p>
          </table:table-cell>
        </table:table-row>
        <table:table-row>
          <table:table-cell table:style-name="Tabelle1.A5" office:value-type="string">
            <text:p text:style-name="Table_20_Contents">Kernel</text:p>
          </table:table-cell>
          <table:table-cell table:style-name="Tabelle1.B5" office:value-type="string">
            <text:p text:style-name="Table_20_Contents">Malte Wintner</text:p>
          </table:table-cell>
          <table:table-cell table:style-name="Tabelle1.C5" office:value-type="string">
            <text:p text:style-name="Table_20_Contents">- Systemklassen zum Definieren von Mashups</text:p>
            <text:p text:style-name="Table_20_Contents">- Virtualisierung der Fremddatenquellen</text:p>
            <text:p text:style-name="Table_20_Contents">- Mashup-Ausführungsmechanismus</text:p>
          </table:table-cell>
        </table:table-row>
      </table:table>
      <text:h text:style-name="Heading_20_2" text:outline-level="2">1.1. Bewertung</text:h>
      <text:p text:style-name="Text_20_body">Status: <text:span text:style-name="T1">planmässig<text:line-break/></text:span><text:soft-page-break/>Mit der Implementierung des Kernsystems wurde ein wichtiger Meilenstein erreicht.<text:line-break/>Die erfolgreichen Tests bestätigten die im Vorfeld aufgestellten Behauptungen, dass der objektorientierte Ansatz (im Gegensatz zu einer Abfragesprache wie SQL oder YQL) Vorteile beim Definieren von Mashups im Bezug auf Übersichtlichkeit und Erweiterbarkeit hatte.</text:p>
      <text:h text:style-name="Heading_20_2" text:outline-level="2">2. Termine</text:h>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Bezeichnung</text:p>
          </table:table-cell>
          <table:table-cell table:style-name="Tabelle3.A1" office:value-type="string">
            <text:p text:style-name="Table_20_Contents">Status</text:p>
          </table:table-cell>
          <table:table-cell table:style-name="Tabelle3.C1" office:value-type="string">
            <text:p text:style-name="Table_20_Contents">Deadline</text:p>
          </table:table-cell>
        </table:table-row>
        <table:table-row>
          <table:table-cell table:style-name="Tabelle3.A13" office:value-type="string">
            <text:p text:style-name="P7">Projektidee<text:span text:style-name="T2"> </text:span>fixieren</text:p>
          </table:table-cell>
          <table:table-cell table:style-name="Tabelle3.B2" office:value-type="string">
            <text:p text:style-name="P7">erledigt</text:p>
          </table:table-cell>
          <table:table-cell table:style-name="Tabelle3.C2" office:value-type="string">
            <text:p text:style-name="P7">26.08.11</text:p>
          </table:table-cell>
        </table:table-row>
        <table:table-row>
          <table:table-cell table:style-name="Tabelle3.A13" office:value-type="string">
            <text:p text:style-name="P7">Kommunikation<text:span text:style-name="T2"> </text:span>etablieren</text:p>
          </table:table-cell>
          <table:table-cell table:style-name="Tabelle3.B3" office:value-type="string">
            <text:p text:style-name="P7">erledigt</text:p>
          </table:table-cell>
          <table:table-cell table:style-name="Tabelle3.C3" office:value-type="string">
            <text:p text:style-name="P7">02.09.11</text:p>
          </table:table-cell>
        </table:table-row>
        <table:table-row>
          <table:table-cell table:style-name="Tabelle3.A13" office:value-type="string">
            <text:p text:style-name="P7">Anwendungsfälle<text:span text:style-name="T2"> </text:span>aufzeichnen</text:p>
          </table:table-cell>
          <table:table-cell table:style-name="Tabelle3.B4" office:value-type="string">
            <text:p text:style-name="P7">erledigt</text:p>
          </table:table-cell>
          <table:table-cell table:style-name="Tabelle3.C4" office:value-type="string">
            <text:p text:style-name="P7">05.09.11</text:p>
          </table:table-cell>
        </table:table-row>
        <table:table-row>
          <table:table-cell table:style-name="Tabelle3.A13" office:value-type="string">
            <text:p text:style-name="P7">Anforderungen<text:span text:style-name="T2"> </text:span>und<text:span text:style-name="T2"> </text:span>Teilziele<text:span text:style-name="T2"> </text:span>festlegen</text:p>
          </table:table-cell>
          <table:table-cell table:style-name="Tabelle3.B5" office:value-type="string">
            <text:p text:style-name="P7">erledigt</text:p>
          </table:table-cell>
          <table:table-cell table:style-name="Tabelle3.C5" office:value-type="string">
            <text:p text:style-name="P7">09.09.11</text:p>
          </table:table-cell>
        </table:table-row>
        <table:table-row>
          <table:table-cell table:style-name="Tabelle3.A13" office:value-type="string">
            <text:p text:style-name="P7">Prototyp<text:span text:style-name="T2"> </text:span>entwerfen</text:p>
          </table:table-cell>
          <table:table-cell table:style-name="Tabelle3.B6" office:value-type="string">
            <text:p text:style-name="P7">erledigt</text:p>
          </table:table-cell>
          <table:table-cell table:style-name="Tabelle3.C6" office:value-type="string">
            <text:p text:style-name="P7">16.09.11</text:p>
          </table:table-cell>
        </table:table-row>
        <table:table-row>
          <table:table-cell table:style-name="Tabelle3.A13" office:value-type="string">
            <text:p text:style-name="P7">Prototyp<text:span text:style-name="T2"> </text:span>implementieren</text:p>
          </table:table-cell>
          <table:table-cell table:style-name="Tabelle3.B7" office:value-type="string">
            <text:p text:style-name="P7">erledigt</text:p>
          </table:table-cell>
          <table:table-cell table:style-name="Tabelle3.C7" office:value-type="string">
            <text:p text:style-name="P7">30.09.11</text:p>
          </table:table-cell>
        </table:table-row>
        <table:table-row>
          <table:table-cell table:style-name="Tabelle3.A13" office:value-type="string">
            <text:p text:style-name="P7">Prototyp<text:span text:style-name="T2"> </text:span>analysieren</text:p>
          </table:table-cell>
          <table:table-cell table:style-name="Tabelle3.B8" office:value-type="string">
            <text:p text:style-name="P7">erledigt</text:p>
          </table:table-cell>
          <table:table-cell table:style-name="Tabelle3.C8" office:value-type="string">
            <text:p text:style-name="P7">07.10.11</text:p>
          </table:table-cell>
        </table:table-row>
        <table:table-row>
          <table:table-cell table:style-name="Tabelle3.A13" office:value-type="string">
            <text:p text:style-name="P7">Kernsystem<text:span text:style-name="T2"> </text:span>(1.<text:span text:style-name="T2"> </text:span>Inkrement)<text:span text:style-name="T2"> </text:span>entwerfen</text:p>
          </table:table-cell>
          <table:table-cell table:style-name="Tabelle3.B9" office:value-type="string">
            <text:p text:style-name="P7">erledigt</text:p>
          </table:table-cell>
          <table:table-cell table:style-name="Tabelle3.C9" office:value-type="string">
            <text:p text:style-name="P7">21.10.11</text:p>
          </table:table-cell>
        </table:table-row>
        <table:table-row>
          <table:table-cell table:style-name="Tabelle3.A13" office:value-type="string">
            <text:p text:style-name="P7">Kernsystem<text:span text:style-name="T2"> </text:span>implementieren</text:p>
          </table:table-cell>
          <table:table-cell table:style-name="Tabelle3.B10" office:value-type="string">
            <text:p text:style-name="P7">erledigt</text:p>
          </table:table-cell>
          <table:table-cell table:style-name="Tabelle3.C10" office:value-type="string">
            <text:p text:style-name="P7">28.10.11</text:p>
          </table:table-cell>
        </table:table-row>
        <table:table-row>
          <table:table-cell table:style-name="Tabelle3.A13" office:value-type="string">
            <text:p text:style-name="P7">Kernsystem<text:span text:style-name="T2"> </text:span>testen</text:p>
          </table:table-cell>
          <table:table-cell table:style-name="Tabelle3.B11" office:value-type="string">
            <text:p text:style-name="P7">erledigt</text:p>
          </table:table-cell>
          <table:table-cell table:style-name="Tabelle3.C11" office:value-type="string">
            <text:p text:style-name="P7">04.11.11</text:p>
          </table:table-cell>
        </table:table-row>
        <table:table-row>
          <table:table-cell table:style-name="Tabelle3.A13" office:value-type="string">
            <text:p text:style-name="P7"><text:span text:style-name="T2">Webanwendung </text:span>(2.<text:span text:style-name="T2"> </text:span>Inkrement)<text:span text:style-name="T2"> </text:span>entwerfen</text:p>
          </table:table-cell>
          <table:table-cell table:style-name="Tabelle3.B12" office:value-type="string">
            <text:p text:style-name="P7">erledigt</text:p>
          </table:table-cell>
          <table:table-cell table:style-name="Tabelle3.C12" office:value-type="string">
            <text:p text:style-name="P7">18.11.11</text:p>
          </table:table-cell>
        </table:table-row>
        <table:table-row>
          <table:table-cell table:style-name="Tabelle3.A13" office:value-type="string">
            <text:p text:style-name="P7"><text:span text:style-name="T2">Webanwendung </text:span>implementieren</text:p>
          </table:table-cell>
          <table:table-cell table:style-name="Tabelle3.B13" office:value-type="string">
            <text:p text:style-name="P7">offen</text:p>
          </table:table-cell>
          <table:table-cell table:style-name="Tabelle3.C13" office:value-type="string">
            <text:p text:style-name="P7">02.12.11</text:p>
          </table:table-cell>
        </table:table-row>
        <table:table-row>
          <table:table-cell table:style-name="Tabelle3.A14" office:value-type="string">
            <text:p text:style-name="P7"><text:span text:style-name="T2">Webanwendung </text:span>testen<text:span text:style-name="T2"> </text:span>und<text:span text:style-name="T2"> </text:span>Bugs<text:span text:style-name="T2"> </text:span>beheben</text:p>
          </table:table-cell>
          <table:table-cell table:style-name="Tabelle3.B14" office:value-type="string">
            <text:p text:style-name="P7">offen</text:p>
          </table:table-cell>
          <table:table-cell table:style-name="Tabelle3.C14" office:value-type="string">
            <text:p text:style-name="P7">16.12.11</text:p>
          </table:table-cell>
        </table:table-row>
      </table:table>
      <text:h text:style-name="Heading_20_2" text:outline-level="2">2.1. Bewertung</text:h>
      <text:p text:style-name="Text_20_body">Status: <text:span text:style-name="T1">planmässig</text:span></text:p>
      <text:h text:style-name="Heading_20_2" text:outline-level="2">3. Lieferobjekte</text:h>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Bezeichnung</text:p>
          </table:table-cell>
          <table:table-cell table:style-name="Tabelle4.A1" office:value-type="string">
            <text:p text:style-name="Table_20_Contents">Status</text:p>
          </table:table-cell>
          <table:table-cell table:style-name="Tabelle4.C1" office:value-type="string">
            <text:p text:style-name="Table_20_Contents">Deadline</text:p>
          </table:table-cell>
        </table:table-row>
        <table:table-row>
          <table:table-cell table:style-name="Tabelle4.A2" office:value-type="string">
            <text:p text:style-name="P7">Projektauftrag</text:p>
          </table:table-cell>
          <table:table-cell table:style-name="Tabelle4.B2" office:value-type="string">
            <text:p text:style-name="P7">erledigt</text:p>
          </table:table-cell>
          <table:table-cell table:style-name="Tabelle4.C2" office:value-type="string">
            <text:p text:style-name="P7">02.09.11</text:p>
          </table:table-cell>
        </table:table-row>
        <table:table-row>
          <table:table-cell table:style-name="Tabelle4.A23" office:value-type="string">
            <text:p text:style-name="P7">Projektstrukturplan</text:p>
          </table:table-cell>
          <table:table-cell table:style-name="Tabelle4.B23" office:value-type="string">
            <text:p text:style-name="P7">erledigt</text:p>
          </table:table-cell>
          <table:table-cell table:style-name="Tabelle4.C23" office:value-type="string">
            <text:p text:style-name="P7">02.09.11</text:p>
          </table:table-cell>
        </table:table-row>
        <table:table-row>
          <table:table-cell table:style-name="Tabelle4.A23" office:value-type="string">
            <text:p text:style-name="P7">Phasenplan</text:p>
          </table:table-cell>
          <table:table-cell table:style-name="Tabelle4.B23" office:value-type="string">
            <text:p text:style-name="P7">erledigt</text:p>
          </table:table-cell>
          <table:table-cell table:style-name="Tabelle4.C23" office:value-type="string">
            <text:p text:style-name="P7">02.09.11</text:p>
          </table:table-cell>
        </table:table-row>
        <table:table-row>
          <table:table-cell table:style-name="Tabelle4.A23" office:value-type="string">
            <text:p text:style-name="P7">Terminplan</text:p>
          </table:table-cell>
          <table:table-cell table:style-name="Tabelle4.B23" office:value-type="string">
            <text:p text:style-name="P7">erledigt</text:p>
          </table:table-cell>
          <table:table-cell table:style-name="Tabelle4.C23" office:value-type="string">
            <text:p text:style-name="P7">02.09.11</text:p>
          </table:table-cell>
        </table:table-row>
        <table:table-row>
          <table:table-cell table:style-name="Tabelle4.A23" office:value-type="string">
            <text:p text:style-name="P7">Systemidee</text:p>
          </table:table-cell>
          <table:table-cell table:style-name="Tabelle4.B23" office:value-type="string">
            <text:p text:style-name="P7">erledigt</text:p>
          </table:table-cell>
          <table:table-cell table:style-name="Tabelle4.C23" office:value-type="string">
            <text:p text:style-name="P7">02.09.11</text:p>
          </table:table-cell>
        </table:table-row>
        <table:table-row>
          <table:table-cell table:style-name="Tabelle4.A23" office:value-type="string">
            <text:p text:style-name="P7">Systemanwendungsfälle</text:p>
          </table:table-cell>
          <table:table-cell table:style-name="Tabelle4.B23" office:value-type="string">
            <text:p text:style-name="P7">erledigt</text:p>
          </table:table-cell>
          <table:table-cell table:style-name="Tabelle4.C23" office:value-type="string">
            <text:p text:style-name="P7">05.09.11</text:p>
          </table:table-cell>
        </table:table-row>
        <table:table-row>
          <table:table-cell table:style-name="Tabelle4.A23" office:value-type="string">
            <text:p text:style-name="P7">begründeter Lösungsansatz</text:p>
          </table:table-cell>
          <table:table-cell table:style-name="Tabelle4.B23" office:value-type="string">
            <text:p text:style-name="P7">erledigt</text:p>
          </table:table-cell>
          <table:table-cell table:style-name="Tabelle4.C23" office:value-type="string">
            <text:p text:style-name="P7">09.09.11</text:p>
          </table:table-cell>
        </table:table-row>
        <table:table-row>
          <table:table-cell table:style-name="Tabelle4.A23" office:value-type="string">
            <text:p text:style-name="P7">Softwarearchitektur<text:span text:style-name="T2"> </text:span>(Prototyp)</text:p>
          </table:table-cell>
          <table:table-cell table:style-name="Tabelle4.B23" office:value-type="string">
            <text:p text:style-name="P7">erledigt</text:p>
          </table:table-cell>
          <table:table-cell table:style-name="Tabelle4.C23" office:value-type="string">
            <text:p text:style-name="P7">16.09.11</text:p>
          </table:table-cell>
        </table:table-row>
        <table:table-row>
          <table:table-cell table:style-name="Tabelle4.A23" office:value-type="string">
            <text:p text:style-name="P7">Klassenmodelle<text:span text:style-name="T2"> </text:span>(Prototyp)</text:p>
          </table:table-cell>
          <table:table-cell table:style-name="Tabelle4.B23" office:value-type="string">
            <text:p text:style-name="P7">erledigt</text:p>
          </table:table-cell>
          <table:table-cell table:style-name="Tabelle4.C23" office:value-type="string">
            <text:p text:style-name="P7">16.09.11</text:p>
          </table:table-cell>
        </table:table-row>
        <table:table-row>
          <table:table-cell table:style-name="Tabelle4.A23" office:value-type="string">
            <text:p text:style-name="P7">Coderichtlinien</text:p>
          </table:table-cell>
          <table:table-cell table:style-name="Tabelle4.B23" office:value-type="string">
            <text:p text:style-name="P7">erledigt</text:p>
          </table:table-cell>
          <table:table-cell table:style-name="Tabelle4.C23" office:value-type="string">
            <text:p text:style-name="P7">16.09.11</text:p>
          </table:table-cell>
        </table:table-row>
        <table:table-row>
          <table:table-cell table:style-name="Tabelle4.A23" office:value-type="string">
            <text:p text:style-name="P7">1.<text:span text:style-name="T2"> </text:span>Statusbericht<text:span text:style-name="T2"> </text:span>(vorliegendes<text:span text:style-name="T2"> </text:span>Dokument)</text:p>
          </table:table-cell>
          <table:table-cell table:style-name="Tabelle4.B23" office:value-type="string">
            <text:p text:style-name="P7">erledigt</text:p>
          </table:table-cell>
          <table:table-cell table:style-name="Tabelle4.C23" office:value-type="string">
            <text:p text:style-name="P7">20.09.11</text:p>
          </table:table-cell>
        </table:table-row>
        <text:soft-page-break/>
        <table:table-row>
          <table:table-cell table:style-name="Tabelle4.A23" office:value-type="string">
            <text:p text:style-name="P7">Softwarearchitektur<text:span text:style-name="T2"> </text:span>(1.<text:span text:style-name="T2"> </text:span>Inkrement)</text:p>
          </table:table-cell>
          <table:table-cell table:style-name="Tabelle4.B23" office:value-type="string">
            <text:p text:style-name="P7">erledigt</text:p>
          </table:table-cell>
          <table:table-cell table:style-name="Tabelle4.C23" office:value-type="string">
            <text:p text:style-name="P7">14.10.11</text:p>
          </table:table-cell>
        </table:table-row>
        <table:table-row>
          <table:table-cell table:style-name="Tabelle4.A23" office:value-type="string">
            <text:p text:style-name="P7">Klassenmodelle<text:span text:style-name="T2"> </text:span>(1.<text:span text:style-name="T2"> </text:span>Inkrement)</text:p>
          </table:table-cell>
          <table:table-cell table:style-name="Tabelle4.B23" office:value-type="string">
            <text:p text:style-name="P7">erledigt</text:p>
          </table:table-cell>
          <table:table-cell table:style-name="Tabelle4.C23" office:value-type="string">
            <text:p text:style-name="P7">21.10.11</text:p>
          </table:table-cell>
        </table:table-row>
        <table:table-row>
          <table:table-cell table:style-name="Tabelle4.A23" office:value-type="string">
            <text:p text:style-name="P7">2.<text:span text:style-name="T2"> </text:span>Statusbericht</text:p>
          </table:table-cell>
          <table:table-cell table:style-name="Tabelle4.B23" office:value-type="string">
            <text:p text:style-name="P7">erledigt</text:p>
          </table:table-cell>
          <table:table-cell table:style-name="Tabelle4.C23" office:value-type="string">
            <text:p text:style-name="P7">15.11.11</text:p>
          </table:table-cell>
        </table:table-row>
        <table:table-row>
          <table:table-cell table:style-name="Tabelle4.A23" office:value-type="string">
            <text:p text:style-name="P7">Softwarearchitektur<text:span text:style-name="T2"> </text:span>(2.<text:span text:style-name="T2"> </text:span>Inkrement)</text:p>
          </table:table-cell>
          <table:table-cell table:style-name="Tabelle4.B23" office:value-type="string">
            <text:p text:style-name="P7">erledigt</text:p>
          </table:table-cell>
          <table:table-cell table:style-name="Tabelle4.C23" office:value-type="string">
            <text:p text:style-name="P7">15.11.11</text:p>
          </table:table-cell>
        </table:table-row>
        <table:table-row>
          <table:table-cell table:style-name="Tabelle4.A23" office:value-type="string">
            <text:p text:style-name="P7">Klassenmodelle<text:span text:style-name="T2"> </text:span>(2.<text:span text:style-name="T2"> </text:span>Inkrement)</text:p>
          </table:table-cell>
          <table:table-cell table:style-name="Tabelle4.B23" office:value-type="string">
            <text:p text:style-name="P7">erledigt</text:p>
          </table:table-cell>
          <table:table-cell table:style-name="Tabelle4.C23" office:value-type="string">
            <text:p text:style-name="P7">18.11.11</text:p>
          </table:table-cell>
        </table:table-row>
        <table:table-row>
          <table:table-cell table:style-name="Tabelle4.A23" office:value-type="string">
            <text:p text:style-name="P7">Domänenmodell</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3" office:value-type="string">
            <text:p text:style-name="P7">Systemablaufmodelle</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3" office:value-type="string">
            <text:p text:style-name="P7">Schnittstellenbeschreibung</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3" office:value-type="string">
            <text:p text:style-name="P7">Datenmodell</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3" office:value-type="string">
            <text:p text:style-name="P7">Dynamische<text:span text:style-name="T2"> </text:span>Modelle</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3" office:value-type="string">
            <text:p text:style-name="P7">Testkonzept</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4" office:value-type="string">
            <text:p text:style-name="P7">GUI-Spezifikationen</text:p>
          </table:table-cell>
          <table:table-cell table:style-name="Tabelle4.B24" office:value-type="string">
            <text:p text:style-name="P7">offen</text:p>
          </table:table-cell>
          <table:table-cell table:style-name="Tabelle4.C24" office:value-type="string">
            <text:p text:style-name="P7">01.12.11</text:p>
          </table:table-cell>
        </table:table-row>
        <table:table-row>
          <table:table-cell table:style-name="Tabelle4.A25" office:value-type="string">
            <text:p text:style-name="P7">Lieferobjekte und Installationsanleitung</text:p>
          </table:table-cell>
          <table:table-cell table:style-name="Tabelle4.B25" office:value-type="string">
            <text:p text:style-name="P7">offen</text:p>
          </table:table-cell>
          <table:table-cell table:style-name="Tabelle4.C25" office:value-type="string">
            <text:p text:style-name="P7">15.12.11</text:p>
          </table:table-cell>
        </table:table-row>
        <table:table-row>
          <table:table-cell table:style-name="Tabelle4.A26" office:value-type="string">
            <text:p text:style-name="P7">Quellcode (abgelegt auf USB-Stick)</text:p>
          </table:table-cell>
          <table:table-cell table:style-name="Tabelle4.B26" office:value-type="string">
            <text:p text:style-name="P7">offen</text:p>
          </table:table-cell>
          <table:table-cell table:style-name="Tabelle4.C26" office:value-type="string">
            <text:p text:style-name="P7">15.12.11</text:p>
          </table:table-cell>
        </table:table-row>
        <table:table-row>
          <table:table-cell table:style-name="Tabelle4.A27" office:value-type="string">
            <text:p text:style-name="P7">Testprotokolle</text:p>
          </table:table-cell>
          <table:table-cell table:style-name="Tabelle4.B27" office:value-type="string">
            <text:p text:style-name="P7">offen</text:p>
          </table:table-cell>
          <table:table-cell table:style-name="Tabelle4.C27" office:value-type="string">
            <text:p text:style-name="P7">15.12.11</text:p>
          </table:table-cell>
        </table:table-row>
      </table:table>
      <text:h text:style-name="Heading_20_2" text:outline-level="2">3.1. Bewertung</text:h>
      <text:p text:style-name="Text_20_body">Status: <text:span text:style-name="T1">planmässig<text:line-break/></text:span><text:span text:style-name="T3">Das Verfassen der Dokumente beanspruchte mehr Zeit als anfangs erwartet.</text:span></text:p>
      <text:h text:style-name="Heading_20_2" text:outline-level="2">4. Qualität</text:h>
      <text:p text:style-name="Text_20_body">Status: <text:span text:style-name="T1">planmässig</text:span><text:line-break/>Die Qualität wurde durch das gegenseitige Überprüfen der Dokumente und des Programmcodes gesichert. Ausserdem konnten Fehler durch das Einführen eines zentralisierten Logging-Systems viel früher erkannt und behoben werden.</text:p>
      <text:h text:style-name="Heading_20_2" text:outline-level="2">5. andere Probleme</text:h>
      <text:p text:style-name="Text_20_body">keine</text:p>
      <text:h text:style-name="Heading_20_2" text:outline-level="2">6. nächste Schritte</text:h>
      <text:p text:style-name="Text_20_body">Der nächste Schritt ist die Implementierung des Gesamtsystems (2. Inkrement). Jedes Teammitglied konzentriert sich dabei auf die ihm zugewiesene Komponente.</text:p>
      <text:h text:style-name="Heading_20_2" text:outline-level="2">7. aktualisierte Rollenorganisation</text:h>
      <text:p text:style-name="P4">Alexander Matt (Auftraggeber)</text:p>
      <text:p text:style-name="P5">Jo<text:span text:style-name="T4">ël Poyet (Projektmitarbeiter)</text:span></text:p>
      <text:p text:style-name="P6">Jan Wild (Projektleiter)</text:p>
      <text:p text:style-name="P6">Malte Wintner (Projektmitarbeit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CH"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6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2.11.2011 - FFHS - BSc INF 2009 ZH1 - Modul PA - Die Häkler</text:p>
      </style:header>
      <style:footer>
        <text:p text:style-name="MP2"><text:page-number text:select-page="current">2</text:page-number>/<text:page-count>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lte </meta:initial-creator>
    <meta:creation-date>2011-11-12T09:08:16.32</meta:creation-date>
    <meta:generator>LibreOffice/3.4$Win32 LibreOffice_project/340m1$Build-302</meta:generator>
    <dc:date>2011-11-17T07:51:10.06</dc:date>
    <dc:creator>Malte </dc:creator>
    <meta:editing-duration>PT8H59M11S</meta:editing-duration>
    <meta:editing-cycles>92</meta:editing-cycles>
    <meta:document-statistic meta:table-count="4" meta:image-count="0" meta:object-count="0" meta:page-count="3" meta:paragraph-count="181" meta:word-count="543" meta:character-count="4539" meta:non-whitespace-character-count="4177"/>
  </office:meta>
</office:document-meta>
</file>